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5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color="#188038" style:font-name="Roboto Mono" fo:font-size="12pt" style:font-name-asian="Roboto Mono1" style:font-size-asian="12pt" style:font-name-complex="Roboto Mon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tividade 11 - Algoritmos em Bioinformática</text:span></text:p>
      <text:p text:style-name="Standard"><text:span text:style-name="T2">Gabriel Belchior Vieira Campanile - 168853</text:span></text:p>
      <text:p text:style-name="Standard"/>
      <text:p text:style-name="P14"><text:bookmark text:name="_prbq9nkyr7je"/><text:span text:style-name="T4">1) Descrição do Alinhamento Global Needleman-Wunsch</text:span></text:p>
      <text:p text:style-name="P2"><text:span text:style-name="T3">O algoritmo de Needleman-Wunsch é uma técnica usada em bioinformática para alinhar duas sequências de DNA, RNA ou proteínas de maneira global, ou seja, considera as sequências completas em todo o alinhamento. Esse algoritmo utiliza o conceito de </text:span><text:span text:style-name="T2">programação dinâmica</text:span><text:span text:style-name="T3">, uma abordagem que resolve problemas complexos ao quebrá-los em subproblemas mais simples e resolvê-los de forma recursiva.</text:span></text:p>
      <text:p text:style-name="P15"><text:bookmark text:name="_6fyu1rsbeqg2"/><text:span text:style-name="T5">Princípio de Funcionamento:</text:span></text:p>
      <text:p text:style-name="P2"><text:span text:style-name="T3">O alinhamento global busca a melhor correspondência entre todas as posições das duas sequências, permitindo inserções (gaps), correspondências (matches), e substituições (mismatches). O algoritmo utiliza uma matriz de escores para armazenar os escores das melhores soluções parciais, que são posteriormente utilizadas para construir a solução final.</text:span></text:p>
      <text:p text:style-name="P15"><text:bookmark text:name="_8hm3i83594hg"/><text:span text:style-name="T5">Etapas do Algoritmo:</text:span></text:p>
      <text:list xml:id="list471874461" text:style-name="WWNum2">
        <text:list-item>
          <text:p text:style-name="P4"><text:span text:style-name="T6">Inicialização:</text:span></text:p>
          <text:list>
            <text:list-item>
              <text:p text:style-name="P10"><text:span text:style-name="T3">A matriz de escores é criada com dimensões </text:span><text:span text:style-name="T7">(len(seq1)+1) x (len(seq2)+1)</text:span><text:span text:style-name="T3">, onde </text:span><text:span text:style-name="T7">seq1</text:span><text:span text:style-name="T3"> e </text:span><text:span text:style-name="T7">seq2</text:span><text:span text:style-name="T3"> são as duas sequências a serem alinhadas.</text:span></text:p>
            </text:list-item>
            <text:list-item>
              <text:p text:style-name="P10"><text:span text:style-name="T3">A primeira linha e a primeira coluna da matriz são preenchidas com penalidades de gaps, baseadas no custo acumulado de inserções ou deleções para alinhar uma sequência vazia com a outra sequência.</text:span></text:p>
            </text:list-item>
          </text:list>
        </text:list-item>
        <text:list-item>
          <text:p text:style-name="P6"><text:span text:style-name="T2">Preenchimento da Matriz de Escores:</text:span></text:p>
          <text:list>
            <text:list-item>
              <text:p text:style-name="P10"><text:span text:style-name="T3">Cada célula da matriz representa o melhor escore de alinhamento até aquele ponto.</text:span></text:p>
            </text:list-item>
            <text:list-item>
              <text:p text:style-name="P10"><text:span text:style-name="T3">O escore em uma célula </text:span><text:span text:style-name="T7">(i, j)</text:span><text:span text:style-name="T3"> é calculado considerando três possíveis movimentos:</text:span></text:p>
              <text:list>
                <text:list-item>
                  <text:p text:style-name="P12"><text:span text:style-name="T2">Diagonal:</text:span><text:span text:style-name="T3"> corresponde a um alinhamento entre </text:span><text:span text:style-name="T7">seq1[i]</text:span><text:span text:style-name="T3"> e </text:span><text:span text:style-name="T7">seq2[j]</text:span><text:span text:style-name="T3">. Se os caracteres são iguais, um bônus de match é adicionado; caso contrário, um penalidade de mismatch é aplicada.</text:span></text:p>
                </text:list-item>
                <text:list-item>
                  <text:p text:style-name="P12"><text:span text:style-name="T2">Cima:</text:span><text:span text:style-name="T3"> corresponde a um gap inserido em </text:span><text:span text:style-name="T7">seq2</text:span><text:span text:style-name="T3">, penalizado pelo custo de gap.</text:span></text:p>
                </text:list-item>
                <text:list-item>
                  <text:p text:style-name="P12"><text:span text:style-name="T2">Esquerda:</text:span><text:span text:style-name="T3"> corresponde a um gap inserido em </text:span><text:span text:style-name="T7">seq1</text:span><text:span text:style-name="T3">, penalizado pelo custo de gap.</text:span></text:p>
                </text:list-item>
              </text:list>
            </text:list-item>
            <text:list-item>
              <text:p text:style-name="P10"><text:span text:style-name="T3">O valor máximo desses três movimentos é armazenado na célula </text:span><text:span text:style-name="T7">(i, j)</text:span><text:span text:style-name="T3">.</text:span></text:p>
            </text:list-item>
          </text:list>
        </text:list-item>
        <text:list-item>
          <text:p text:style-name="P6"><text:span text:style-name="T2">Traceback:</text:span></text:p>
          <text:list>
            <text:list-item>
              <text:p text:style-name="P10"><text:span text:style-name="T3">Depois de preencher a matriz de escores, o alinhamento final é obtido retrocedendo a partir da célula </text:span><text:span text:style-name="T7">(len(seq1), len(seq2))</text:span><text:span text:style-name="T3"> até </text:span><text:span text:style-name="T7">(0, 0)</text:span><text:span text:style-name="T3">.</text:span></text:p>
            </text:list-item>
            <text:list-item>
              <text:p text:style-name="P11"><text:span text:style-name="T3">O movimento escolhido (diagonal, cima ou esquerda) em cada passo do traceback reflete a operação que foi realizada (match/mismatch, gap em </text:span><text:span text:style-name="T7">seq1</text:span><text:span text:style-name="T3">, ou gap em </text:span><text:span text:style-name="T7">seq2</text:span><text:span text:style-name="T3">), construindo assim o alinhamento final.</text:span></text:p>
            </text:list-item>
          </text:list>
        </text:list-item>
      </text:list>
      <text:p text:style-name="P15"><text:bookmark text:name="_8eolcvfb3nxx"/><text:span text:style-name="T5">Importância dos Pênaltis e Ganhos:</text:span></text:p>
      <text:list xml:id="list4055759183" text:style-name="WWNum1">
        <text:list-item>
          <text:p text:style-name="P5"><text:span text:style-name="T6">Match:</text:span><text:span text:style-name="T3"> Ganho por alinhar dois caracteres iguais.</text:span></text:p>
        </text:list-item>
        <text:list-item>
          <text:p text:style-name="P7"><text:span text:style-name="T2">Mismatch:</text:span><text:span text:style-name="T3"> Penalidade por alinhar caracteres diferentes.</text:span></text:p>
        </text:list-item>
        <text:list-item>
          <text:p text:style-name="P8"><text:span text:style-name="T2">Gap:</text:span><text:span text:style-name="T3"> Penalidade quando não há caracteres.</text:span></text:p>
        </text:list-item>
      </text:list>
      <text:p text:style-name="P2"><text:soft-page-break/><text:span text:style-name="T3">Os valores dos pênaltis e ganhos são críticos, pois determinam a sensibilidade do alinhamento: valores diferentes podem alterar o alinhamento final.</text:span></text:p>
      <text:p text:style-name="P3"/>
      <text:p text:style-name="P1"/>
      <text:p text:style-name="Standard"><text:span text:style-name="T6">Referência:</text:span></text:p>
      <text:list xml:id="list1130181495" text:style-name="WWNum3">
        <text:list-item>
          <text:p text:style-name="P9">Principais algoritmos de alinhamento de sequências genéticas, Alexandre dos Santos Cristino</text:p>
        </text:list-item>
        <text:list-item>
          <text:p text:style-name="P9">Basic Local Alignment Search Tool, Stephen F. AltschuP, Warren Gish ~, Webb Miller 2 Eugene W. Myers 3 and David J. Lipman ~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431" meta:character-count="2778" meta:non-whitespace-character-count="2393"/>
    <meta:generator>LibreOfficeDev/6.0.5.2$Linux_X86_64 LibreOffice_project/</meta:generator>
  </office:meta>
</office:document-meta>
</file>